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fill-color="#808080" draw:textarea-horizontal-align="center" draw:textarea-vertical-align="middle" loext:decorative="false"/>
    </style:style>
    <style:style style:name="gr5" style:family="graphic" style:parent-style-name="standard">
      <style:graphic-properties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fill-color="#c0c0c0" draw:textarea-horizontal-align="center" draw:textarea-vertical-align="middle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74cm" fo:min-width="0cm" fo:padding-top="0.15cm" fo:padding-bottom="0.15cm" fo:padding-left="0.275cm" fo:padding-right="0.275cm" loext:decorative="false"/>
    </style:style>
    <style:style style:name="gr24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6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8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9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30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31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solid" draw:fill-color="#ffe6e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cc" draw:opacity="100%"/>
      <style:paragraph-properties fo:text-align="center"/>
    </style:style>
    <style:style style:name="P1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solid" draw:fill-color="#ff3333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2IO_TestWiring_250221.odg</text:file-name></text:p>
          </draw:text-box>
        </draw:frame>
        <draw:rect draw:style-name="gr2" draw:text-style-name="P2" draw:layer="layout" svg:width="6.4cm" svg:height="5.2cm" svg:x="6.49cm" svg:y="3.794cm">
          <text:p/>
        </draw:rect>
        <draw:g draw:style-name="gr3">
          <draw:rect draw:style-name="gr4" draw:text-style-name="P3" draw:layer="layout" svg:width="1.4cm" svg:height="2.4cm" svg:x="8.99cm" svg:y="6.395cm">
            <text:p/>
          </draw:rect>
          <draw:rect draw:style-name="gr5" draw:text-style-name="P4" draw:layer="layout" svg:width="1.2cm" svg:height="2.2cm" svg:x="9.09cm" svg:y="6.495cm">
            <text:p/>
          </draw:rect>
          <draw:rect draw:style-name="gr6" draw:text-style-name="P5" draw:layer="layout" svg:width="0.1cm" svg:height="0.8cm" svg:x="10.29cm" svg:y="7.195cm">
            <text:p/>
          </draw:rect>
          <draw:circle draw:style-name="gr7" draw:text-style-name="P6" draw:layer="layout" svg:width="0.2cm" svg:height="0.2cm" svg:x="9.79cm" svg:y="7.495cm">
            <text:p/>
          </draw:circle>
          <draw:circle draw:style-name="gr8" draw:text-style-name="P7" draw:layer="layout" svg:width="0.2cm" svg:height="0.2cm" svg:x="9.79cm" svg:y="7.495cm">
            <text:p/>
          </draw:circle>
          <draw:circle draw:style-name="gr8" draw:text-style-name="P7" draw:layer="layout" svg:width="0.2cm" svg:height="0.2cm" svg:x="9.39cm" svg:y="7.495cm">
            <text:p/>
          </draw:circle>
          <draw:circle draw:style-name="gr7" draw:text-style-name="P6" draw:layer="layout" svg:width="0.2cm" svg:height="0.2cm" svg:x="9.79cm" svg:y="7.095cm">
            <text:p/>
          </draw:circle>
          <draw:circle draw:style-name="gr7" draw:text-style-name="P6" draw:layer="layout" svg:width="0.2cm" svg:height="0.2cm" svg:x="9.39cm" svg:y="7.095cm">
            <text:p/>
          </draw:circle>
          <draw:circle draw:style-name="gr7" draw:text-style-name="P6" draw:layer="layout" svg:width="0.2cm" svg:height="0.2cm" svg:x="9.79cm" svg:y="7.895cm">
            <text:p/>
          </draw:circle>
          <draw:circle draw:style-name="gr7" draw:text-style-name="P6" draw:layer="layout" svg:width="0.2cm" svg:height="0.2cm" svg:x="9.39cm" svg:y="7.895cm">
            <text:p/>
          </draw:circle>
          <draw:frame draw:style-name="gr9" draw:text-style-name="P8" draw:layer="layout" svg:width="0.294cm" svg:height="0.519cm" svg:x="9.99cm" svg:y="8.176cm">
            <draw:text-box>
              <text:p><text:span text:style-name="T1">1</text:span></text:p>
            </draw:text-box>
          </draw:frame>
          <draw:frame draw:style-name="gr10" draw:text-style-name="P9" draw:layer="layout" svg:width="0.3cm" svg:height="0.34cm" svg:x="9.09cm" svg:y="7.825cm">
            <draw:text-box>
              <text:p><text:span text:style-name="T2">5V</text:span></text:p>
            </draw:text-box>
          </draw:frame>
          <draw:frame draw:style-name="gr10" draw:text-style-name="P10" draw:layer="layout" svg:width="0.3cm" svg:height="0.34cm" svg:x="9.99cm" svg:y="7.825cm">
            <draw:text-box>
              <text:p><text:span text:style-name="T3">5V</text:span></text:p>
            </draw:text-box>
          </draw:frame>
          <draw:frame draw:style-name="gr10" draw:text-style-name="P9" draw:layer="layout" svg:width="0.3cm" svg:height="0.34cm" svg:x="9.09cm" svg:y="7.425cm">
            <draw:text-box>
              <text:p><text:span text:style-name="T2">V-</text:span></text:p>
            </draw:text-box>
          </draw:frame>
          <draw:frame draw:style-name="gr10" draw:text-style-name="P9" draw:layer="layout" svg:width="0.3cm" svg:height="0.34cm" svg:x="9.09cm" svg:y="7.025cm">
            <draw:text-box>
              <text:p><text:span text:style-name="T2">V+</text:span></text:p>
            </draw:text-box>
          </draw:frame>
          <draw:frame draw:style-name="gr10" draw:text-style-name="P10" draw:layer="layout" svg:width="0.3cm" svg:height="0.34cm" svg:x="9.99cm" svg:y="7.425cm">
            <draw:text-box>
              <text:p><text:span text:style-name="T3">0V</text:span></text:p>
            </draw:text-box>
          </draw:frame>
          <draw:frame draw:style-name="gr10" draw:text-style-name="P9" draw:layer="layout" svg:width="0.3cm" svg:height="0.34cm" svg:x="9.99cm" svg:y="7.025cm">
            <draw:text-box>
              <text:p><text:span text:style-name="T2">V+</text:span></text:p>
            </draw:text-box>
          </draw:frame>
          <draw:frame draw:style-name="gr9" draw:text-style-name="P8" draw:layer="layout" svg:width="0.294cm" svg:height="0.519cm" svg:x="9.09cm" svg:y="8.177cm">
            <draw:text-box>
              <text:p><text:span text:style-name="T1">2</text:span></text:p>
            </draw:text-box>
          </draw:frame>
        </draw:g>
        <draw:rect draw:style-name="gr4" draw:text-style-name="P3" draw:layer="layout" svg:width="1.4cm" svg:height="3.2cm" draw:transform="rotate (-1.5707963267949) translate (12.49cm 4.595cm)">
          <text:p/>
        </draw:rect>
        <draw:rect draw:style-name="gr5" draw:text-style-name="P4" draw:layer="layout" svg:width="1.2cm" svg:height="3cm" draw:transform="rotate (-1.5707963267949) translate (12.39cm 4.695cm)">
          <text:p/>
        </draw:rect>
        <draw:rect draw:style-name="gr6" draw:text-style-name="P5" draw:layer="layout" svg:width="0.1cm" svg:height="0.8cm" draw:transform="rotate (-1.5707963267949) translate (11.29cm 5.895cm)">
          <text:p/>
        </draw:rect>
        <draw:circle draw:style-name="gr11" draw:text-style-name="P11" draw:layer="layout" svg:width="0.2cm" svg:height="0.2cm" draw:transform="rotate (-1.5707963267949) translate (10.59cm 4.995cm)">
          <text:p/>
        </draw:circle>
        <draw:circle draw:style-name="gr8" draw:text-style-name="P7" draw:layer="layout" svg:width="0.2cm" svg:height="0.2cm" draw:transform="rotate (-1.5707963267949) translate (10.99cm 5.395cm)">
          <text:p/>
        </draw:circle>
        <draw:circle draw:style-name="gr12" draw:text-style-name="P12" draw:layer="layout" svg:width="0.2cm" svg:height="0.2cm" draw:transform="rotate (-1.5707963267949) translate (10.99cm 4.995cm)">
          <text:p/>
        </draw:circle>
        <draw:circle draw:style-name="gr7" draw:text-style-name="P6" draw:layer="layout" svg:width="0.2cm" svg:height="0.2cm" draw:transform="rotate (-1.5707963267949) translate (10.19cm 5.395cm)">
          <text:p/>
        </draw:circle>
        <draw:circle draw:style-name="gr7" draw:text-style-name="P6" draw:layer="layout" svg:width="0.2cm" svg:height="0.2cm" draw:transform="rotate (-1.5707963267949) translate (11.391cm 5.396cm)">
          <text:p/>
        </draw:circle>
        <draw:circle draw:style-name="gr7" draw:text-style-name="P6" draw:layer="layout" svg:width="0.2cm" svg:height="0.2cm" draw:transform="rotate (-1.5707963267949) translate (11.391cm 5.396cm)">
          <text:p/>
        </draw:circle>
        <draw:circle draw:style-name="gr11" draw:text-style-name="P11" draw:layer="layout" svg:width="0.2cm" svg:height="0.2cm" draw:transform="rotate (-1.5707963267949) translate (11.791cm 4.996cm)">
          <text:p/>
        </draw:circle>
        <draw:frame draw:style-name="gr10" draw:text-style-name="P10" draw:layer="layout" svg:width="0.4cm" svg:height="0.34cm" svg:x="9.89cm" svg:y="5.575cm">
          <draw:text-box>
            <text:p><text:span text:style-name="T3">S1</text:span></text:p>
          </draw:text-box>
        </draw:frame>
        <draw:frame draw:style-name="gr10" draw:text-style-name="P10" draw:layer="layout" svg:width="0.34cm" svg:height="0.34cm" svg:x="10.7cm" svg:y="5.574cm">
          <draw:text-box>
            <text:p><text:span text:style-name="T3">0V</text:span></text:p>
          </draw:text-box>
        </draw:frame>
        <draw:frame draw:style-name="gr10" draw:text-style-name="P10" draw:layer="layout" svg:width="0.4cm" svg:height="0.34cm" svg:x="11.09cm" svg:y="5.575cm">
          <draw:text-box>
            <text:p><text:span text:style-name="T3">R1</text:span></text:p>
          </draw:text-box>
        </draw:frame>
        <draw:frame draw:style-name="gr10" draw:text-style-name="P9" draw:layer="layout" svg:width="0.4cm" svg:height="0.34cm" svg:x="10.69cm" svg:y="4.675cm">
          <draw:text-box>
            <text:p><text:span text:style-name="T2">V_I2C</text:span></text:p>
          </draw:text-box>
        </draw:frame>
        <draw:frame draw:style-name="gr10" draw:text-style-name="P9" draw:layer="layout" svg:width="0.3cm" svg:height="0.34cm" svg:x="10.34cm" svg:y="4.675cm">
          <draw:text-box>
            <text:p><text:span text:style-name="T2">NC</text:span></text:p>
          </draw:text-box>
        </draw:frame>
        <draw:frame draw:style-name="gr10" draw:text-style-name="P9" draw:layer="layout" svg:width="0.3cm" svg:height="0.34cm" svg:x="11.54cm" svg:y="4.675cm">
          <draw:text-box>
            <text:p><text:span text:style-name="T2">NC</text:span></text:p>
          </draw:text-box>
        </draw:frame>
        <draw:rect draw:style-name="gr4" draw:text-style-name="P3" draw:layer="layout" svg:width="1.4cm" svg:height="2.4cm" draw:transform="rotate (-1.5707963267949) translate (9.29cm 4.595cm)">
          <text:p/>
        </draw:rect>
        <draw:rect draw:style-name="gr5" draw:text-style-name="P4" draw:layer="layout" svg:width="1.2cm" svg:height="2.2cm" draw:transform="rotate (-1.5707963267949) translate (9.19cm 4.695cm)">
          <text:p/>
        </draw:rect>
        <draw:rect draw:style-name="gr6" draw:text-style-name="P5" draw:layer="layout" svg:width="0.1cm" svg:height="0.8cm" draw:transform="rotate (-1.5707963267949) translate (8.49cm 5.895cm)">
          <text:p/>
        </draw:rect>
        <draw:circle draw:style-name="gr7" draw:text-style-name="P6" draw:layer="layout" svg:width="0.2cm" svg:height="0.2cm" draw:transform="rotate (-1.5707963267949) translate (8.59cm 4.995cm)">
          <text:p/>
        </draw:circle>
        <draw:circle draw:style-name="gr7" draw:text-style-name="P6" draw:layer="layout" svg:width="0.2cm" svg:height="0.2cm" draw:transform="rotate (-1.5707963267949) translate (8.59cm 5.395cm)">
          <text:p/>
        </draw:circle>
        <draw:circle draw:style-name="gr7" draw:text-style-name="P6" draw:layer="layout" svg:width="0.2cm" svg:height="0.2cm" draw:transform="rotate (-1.5707963267949) translate (7.79cm 5.395cm)">
          <text:p/>
        </draw:circle>
        <draw:frame draw:style-name="gr9" draw:text-style-name="P8" draw:layer="layout" svg:width="0.294cm" svg:height="0.519cm" svg:x="7cm" svg:y="5.45cm">
          <draw:text-box>
            <text:p><text:span text:style-name="T1">1</text:span></text:p>
          </draw:text-box>
        </draw:frame>
        <draw:frame draw:style-name="gr10" draw:text-style-name="P10" draw:layer="layout" svg:width="0.61cm" svg:height="0.34cm" svg:x="8.29cm" svg:y="5.575cm">
          <draw:text-box>
            <text:p><text:span text:style-name="T3">OUT+</text:span></text:p>
          </draw:text-box>
        </draw:frame>
        <draw:frame draw:style-name="gr10" draw:text-style-name="P10" draw:layer="layout" svg:width="0.5cm" svg:height="0.34cm" svg:x="7.3cm" svg:y="5.575cm">
          <draw:text-box>
            <text:p><text:span text:style-name="T3">IN+</text:span></text:p>
          </draw:text-box>
        </draw:frame>
        <draw:frame draw:style-name="gr9" draw:text-style-name="P8" draw:layer="layout" svg:width="0.294cm" svg:height="0.519cm" svg:x="7cm" svg:y="4.65cm">
          <draw:text-box>
            <text:p><text:span text:style-name="T1">2</text:span></text:p>
          </draw:text-box>
        </draw:frame>
        <draw:polyline draw:style-name="gr13" draw:text-style-name="P13" draw:layer="layout" svg:width="3.699cm" svg:height="0.199cm" svg:x="10.1cm" svg:y="5.3cm" svg:viewBox="0 0 3700 200" draw:points="3700,0 100,0 0,200">
          <text:p/>
        </draw:polyline>
        <draw:polyline draw:style-name="gr14" draw:text-style-name="P13" draw:layer="layout" svg:width="5.399cm" svg:height="0.899cm" svg:x="8.5cm" svg:y="4.2cm" svg:viewBox="0 0 5400 900" draw:points="5400,0 400,0 400,900 0,900">
          <text:p/>
        </draw:polyline>
        <draw:polyline draw:style-name="gr15" draw:text-style-name="P13" draw:layer="layout" svg:width="6.199cm" svg:height="1.099cm" svg:x="5.2cm" svg:y="8cm" svg:viewBox="0 0 6200 1100" draw:points="4700,0 4900,200 6200,200 6200,1100 700,1100 700,100 0,100">
          <text:p/>
        </draw:polyline>
        <draw:polyline draw:style-name="gr16" draw:text-style-name="P13" draw:layer="layout" svg:width="5.399cm" svg:height="1.099cm" svg:x="8.5cm" svg:y="4.4cm" svg:viewBox="0 0 5400 1100" draw:points="5400,0 600,0 600,1100 0,1100">
          <text:p/>
        </draw:polyline>
        <draw:circle draw:style-name="gr11" draw:text-style-name="P11" draw:layer="layout" svg:width="0.2cm" svg:height="0.2cm" draw:transform="rotate (-1.5707963267949) translate (8.19cm 5.403cm)">
          <text:p/>
        </draw:circle>
        <draw:frame draw:style-name="gr10" draw:text-style-name="P10" draw:layer="layout" svg:width="0.56cm" svg:height="0.34cm" svg:x="8.34cm" svg:y="4.683cm">
          <draw:text-box>
            <text:p><text:span text:style-name="T3">OUT-</text:span></text:p>
          </draw:text-box>
        </draw:frame>
        <draw:circle draw:style-name="gr11" draw:text-style-name="P11" draw:layer="layout" svg:width="0.2cm" svg:height="0.2cm" draw:transform="rotate (-1.5707963267949) translate (8.19cm 5.011cm)">
          <text:p/>
        </draw:circle>
        <draw:frame draw:style-name="gr10" draw:text-style-name="P9" draw:layer="layout" svg:width="0.3cm" svg:height="0.34cm" svg:x="7.94cm" svg:y="4.691cm">
          <draw:text-box>
            <text:p><text:span text:style-name="T2">NC</text:span></text:p>
          </draw:text-box>
        </draw:frame>
        <draw:circle draw:style-name="gr11" draw:text-style-name="P11" draw:layer="layout" svg:width="0.2cm" svg:height="0.2cm" draw:transform="rotate (-1.5707963267949) translate (7.79cm 5.019cm)">
          <text:p/>
        </draw:circle>
        <draw:frame draw:style-name="gr10" draw:text-style-name="P10" draw:layer="layout" svg:width="0.45cm" svg:height="0.34cm" svg:x="7.4cm" svg:y="4.699cm">
          <draw:text-box>
            <text:p><text:span text:style-name="T3">IN-</text:span></text:p>
          </draw:text-box>
        </draw:frame>
        <draw:circle draw:style-name="gr11" draw:text-style-name="P11" draw:layer="layout" svg:width="0.2cm" svg:height="0.2cm" draw:transform="rotate (-1.5707963267949) translate (10.591cm 5.396cm)">
          <text:p/>
        </draw:circle>
        <draw:frame draw:style-name="gr10" draw:text-style-name="P9" draw:layer="layout" svg:width="0.3cm" svg:height="0.34cm" svg:x="10.34cm" svg:y="5.575cm">
          <draw:text-box>
            <text:p><text:span text:style-name="T2">NC</text:span></text:p>
          </draw:text-box>
        </draw:frame>
        <draw:circle draw:style-name="gr11" draw:text-style-name="P11" draw:layer="layout" svg:width="0.2cm" svg:height="0.2cm" draw:transform="rotate (-1.5707963267949) translate (11.791cm 5.389cm)">
          <text:p/>
        </draw:circle>
        <draw:frame draw:style-name="gr10" draw:text-style-name="P9" draw:layer="layout" svg:width="0.3cm" svg:height="0.34cm" svg:x="11.54cm" svg:y="5.568cm">
          <draw:text-box>
            <text:p><text:span text:style-name="T2">NC</text:span></text:p>
          </draw:text-box>
        </draw:frame>
        <draw:rect draw:style-name="gr17" draw:text-style-name="P14" draw:layer="layout" svg:width="2.1cm" svg:height="1.4cm" svg:x="3.1cm" svg:y="7.7cm">
          <text:p/>
        </draw:rect>
        <draw:frame draw:style-name="gr18" draw:text-style-name="P15" draw:layer="layout" svg:width="1.2cm" svg:height="1.2cm" svg:x="3.2cm" svg:y="7.8cm">
          <draw:text-box>
            <text:p><text:span text:style-name="T4">Netz-</text:span></text:p>
            <text:p><text:span text:style-name="T4">teil</text:span></text:p>
          </draw:text-box>
        </draw:frame>
        <draw:frame draw:style-name="gr19" draw:text-style-name="P17" draw:layer="layout" svg:width="0.5cm" svg:height="0.5cm" svg:x="4.59cm" svg:y="7.945cm">
          <draw:text-box>
            <text:p text:style-name="P16"><text:span text:style-name="T5">5V</text:span></text:p>
          </draw:text-box>
        </draw:frame>
        <draw:frame draw:style-name="gr19" draw:text-style-name="P17" draw:layer="layout" svg:width="0.5cm" svg:height="0.5cm" svg:x="4.59cm" svg:y="8.445cm">
          <draw:text-box>
            <text:p text:style-name="P16"><text:span text:style-name="T5">0V</text:span></text:p>
          </draw:text-box>
        </draw:frame>
        <draw:polyline draw:style-name="gr20" draw:text-style-name="P13" draw:layer="layout" svg:width="6.399cm" svg:height="1.699cm" svg:x="5.2cm" svg:y="7.6cm" svg:viewBox="0 0 6400 1700" draw:points="4700,0 4900,200 6400,200 6400,1700 500,1700 500,1100 0,1100">
          <text:p/>
        </draw:polyline>
        <draw:frame draw:style-name="gr10" draw:text-style-name="P9" draw:layer="layout" svg:width="0.3cm" svg:height="0.34cm" svg:x="7.94cm" svg:y="5.575cm">
          <draw:text-box>
            <text:p><text:span text:style-name="T2">NC</text:span></text:p>
          </draw:text-box>
        </draw:frame>
        <draw:polyline draw:style-name="gr15" draw:text-style-name="P13" draw:layer="layout" svg:width="2.499cm" svg:height="2.599cm" svg:x="5.2cm" svg:y="5.5cm" svg:viewBox="0 0 2500 2600" draw:points="2500,0 700,0 700,2600 0,2600">
          <text:p/>
        </draw:polyline>
        <draw:circle draw:style-name="gr21" draw:text-style-name="P18" draw:layer="layout" svg:width="0.1cm" svg:height="0.1cm" draw:transform="rotate (-1.5707963267949) translate (5.95cm 8.05cm)">
          <text:p/>
        </draw:circle>
        <draw:circle draw:style-name="gr22" draw:text-style-name="P19" draw:layer="layout" svg:width="0.1cm" svg:height="0.1cm" draw:transform="rotate (-1.5707963267949) translate (5.75cm 8.65cm)">
          <text:p/>
        </draw:circle>
        <draw:polyline draw:style-name="gr20" draw:text-style-name="P13" draw:layer="layout" svg:width="2.499cm" svg:height="3.599cm" svg:x="5.2cm" svg:y="5.1cm" svg:viewBox="0 0 2500 3600" draw:points="2500,0 500,0 500,3600 0,3600">
          <text:p/>
        </draw:polyline>
        <draw:frame draw:style-name="gr9" draw:text-style-name="P8" draw:layer="layout" svg:width="0.294cm" svg:height="0.519cm" svg:x="9.4cm" svg:y="5.451cm">
          <draw:text-box>
            <text:p><text:span text:style-name="T1">1</text:span></text:p>
          </draw:text-box>
        </draw:frame>
        <draw:frame draw:style-name="gr9" draw:text-style-name="P8" draw:layer="layout" svg:width="0.294cm" svg:height="0.519cm" svg:x="9.4cm" svg:y="4.651cm">
          <draw:text-box>
            <text:p><text:span text:style-name="T1">2</text:span></text:p>
          </draw:text-box>
        </draw:frame>
        <draw:custom-shape draw:style-name="gr23" draw:text-style-name="P20" draw:layer="layout" svg:width="0.6cm" svg:height="0.6cm" svg:x="13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0.3cm" svg:height="0.5cm" svg:x="14.05cm" svg:y="4.05cm">
          <draw:text-box>
            <text:p text:style-name="P16"><text:span text:style-name="T5">V</text:span></text:p>
          </draw:text-box>
        </draw:frame>
        <draw:circle draw:style-name="gr11" draw:text-style-name="P11" draw:layer="layout" svg:width="0.2cm" svg:height="0.2cm" draw:transform="rotate (-1.5707963267949) translate (11.391cm 4.996cm)">
          <text:p/>
        </draw:circle>
        <draw:circle draw:style-name="gr11" draw:text-style-name="P11" draw:layer="layout" svg:width="0.2cm" svg:height="0.2cm" draw:transform="rotate (-1.5707963267949) translate (10.19cm 4.995cm)">
          <text:p/>
        </draw:circle>
        <draw:frame draw:style-name="gr10" draw:text-style-name="P9" draw:layer="layout" svg:width="0.3cm" svg:height="0.34cm" svg:x="11.14cm" svg:y="4.675cm">
          <draw:text-box>
            <text:p><text:span text:style-name="T2">NC</text:span></text:p>
          </draw:text-box>
        </draw:frame>
        <draw:frame draw:style-name="gr10" draw:text-style-name="P9" draw:layer="layout" svg:width="0.3cm" svg:height="0.34cm" svg:x="9.94cm" svg:y="4.675cm">
          <draw:text-box>
            <text:p><text:span text:style-name="T2">NC</text:span></text:p>
          </draw:text-box>
        </draw:frame>
        <draw:polyline draw:style-name="gr20" draw:text-style-name="P13" draw:layer="layout" svg:width="2.899cm" svg:height="0.599cm" svg:x="10.9cm" svg:y="5.5cm" svg:viewBox="0 0 2900 600" draw:points="0,0 150,100 150,600 2900,600">
          <text:p/>
        </draw:polyline>
        <draw:polyline draw:style-name="gr24" draw:text-style-name="P13" draw:layer="layout" svg:width="0.699cm" svg:height="0.799cm" svg:x="14cm" svg:y="5.3cm" svg:viewBox="0 0 700 800" draw:points="0,0 700,0 700,800 0,800">
          <text:p/>
        </draw:polyline>
        <draw:circle draw:style-name="gr25" draw:text-style-name="P20" draw:layer="layout" svg:width="0.2cm" svg:height="0.2cm" draw:transform="rotate (-1.5707963267949) translate (13.991cm 5.989cm)">
          <text:p/>
        </draw:circle>
        <draw:circle draw:style-name="gr25" draw:text-style-name="P20" draw:layer="layout" svg:width="0.2cm" svg:height="0.2cm" draw:transform="rotate (-1.5707963267949) translate (13.991cm 5.189cm)">
          <text:p/>
        </draw:circle>
        <draw:frame draw:style-name="gr19" draw:text-style-name="P17" draw:layer="layout" svg:width="1.395cm" svg:height="0.85cm" svg:x="14.905cm" svg:y="5.25cm">
          <draw:text-box>
            <text:p text:style-name="P16"><text:span text:style-name="T5">Set Remote</text:span></text:p>
            <text:p text:style-name="P16"><text:span text:style-name="T5">„ON“</text:span></text:p>
          </draw:text-box>
        </draw:frame>
        <draw:polyline draw:style-name="gr26" draw:text-style-name="P13" draw:layer="layout" svg:width="2.599cm" svg:height="1.199cm" svg:x="11.3cm" svg:y="5.5cm" svg:viewBox="0 0 2600 1200" draw:points="0,0 200,200 200,1200 2600,1200">
          <text:p/>
        </draw:polyline>
        <draw:polyline draw:style-name="gr20" draw:text-style-name="P13" draw:layer="layout" svg:width="2.849cm" svg:height="0.799cm" svg:x="11.05cm" svg:y="6.1cm" svg:viewBox="0 0 2850 800" draw:points="0,0 0,800 2850,800">
          <text:p/>
        </draw:polyline>
        <draw:custom-shape draw:style-name="gr27" draw:text-style-name="P20" draw:layer="layout" svg:width="0.6cm" svg:height="0.6cm" svg:x="13.89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0.3cm" svg:height="0.5cm" svg:x="14.041cm" svg:y="6.551cm">
          <draw:text-box>
            <text:p text:style-name="P16"><text:span text:style-name="T5">V</text:span></text:p>
          </draw:text-box>
        </draw:frame>
        <draw:frame draw:style-name="gr19" draw:text-style-name="P21" draw:layer="layout" svg:width="1.509cm" svg:height="0.5cm" svg:x="14.691cm" svg:y="6.551cm">
          <draw:text-box>
            <text:p text:style-name="P16"><text:span text:style-name="T6">Voltmeter</text:span></text:p>
          </draw:text-box>
        </draw:frame>
        <draw:frame draw:style-name="gr19" draw:text-style-name="P17" draw:layer="layout" svg:width="1.497cm" svg:height="0.5cm" svg:x="14.703cm" svg:y="4.45cm">
          <draw:text-box>
            <text:p text:style-name="P16"><text:span text:style-name="T5">„zum Gleis“</text:span></text:p>
          </draw:text-box>
        </draw:frame>
        <draw:frame draw:style-name="gr19" draw:text-style-name="P17" draw:layer="layout" svg:width="1.506cm" svg:height="0.5cm" svg:x="14.694cm" svg:y="6.951cm">
          <draw:text-box>
            <text:p text:style-name="P16"><text:span text:style-name="T5">Rückmeldung</text:span></text:p>
          </draw:text-box>
        </draw:frame>
        <draw:frame draw:style-name="gr19" draw:text-style-name="P21" draw:layer="layout" svg:width="1.509cm" svg:height="0.5cm" svg:x="14.691cm" svg:y="4.051cm">
          <draw:text-box>
            <text:p text:style-name="P16"><text:span text:style-name="T6">Voltmeter</text:span></text:p>
          </draw:text-box>
        </draw:frame>
        <draw:circle draw:style-name="gr22" draw:text-style-name="P19" draw:layer="layout" svg:width="0.1cm" svg:height="0.1cm" draw:transform="rotate (-1.5707963267949) translate (11.1cm 6.05cm)">
          <text:p/>
        </draw:circle>
        <draw:line draw:style-name="gr28" draw:text-style-name="P13" draw:layer="layout" svg:x1="14.3cm" svg:y1="5.3cm" svg:x2="14cm" svg:y2="5.3cm">
          <text:p/>
        </draw:line>
        <draw:line draw:style-name="gr28" draw:text-style-name="P13" draw:layer="layout" svg:x1="14.315cm" svg:y1="6.1cm" svg:x2="14.015cm" svg:y2="6.1cm">
          <text:p/>
        </draw:line>
        <draw:line draw:style-name="gr29" draw:text-style-name="P13" draw:layer="layout" svg:x1="7.4cm" svg:y1="5.1cm" svg:x2="7.715cm" svg:y2="5.1cm">
          <text:p/>
        </draw:line>
        <draw:line draw:style-name="gr30" draw:text-style-name="P13" draw:layer="layout" svg:x1="7.346cm" svg:y1="5.5cm" svg:x2="7.661cm" svg:y2="5.5cm">
          <text:p/>
        </draw:line>
        <draw:frame draw:style-name="gr10" draw:text-style-name="P10" draw:layer="layout" svg:width="0.4cm" svg:height="0.34cm" svg:x="13.29cm" svg:y="6.375cm">
          <draw:text-box>
            <text:p><text:span text:style-name="T3">R1</text:span></text:p>
          </draw:text-box>
        </draw:frame>
        <draw:frame draw:style-name="gr10" draw:text-style-name="P10" draw:layer="layout" svg:width="0.4cm" svg:height="0.34cm" svg:x="13.29cm" svg:y="4.975cm">
          <draw:text-box>
            <text:p><text:span text:style-name="T3">S1</text:span></text:p>
          </draw:text-box>
        </draw:frame>
        <draw:frame draw:style-name="gr10" draw:text-style-name="P10" draw:layer="layout" svg:width="0.61cm" svg:height="0.34cm" svg:x="13.15cm" svg:y="4.45cm">
          <draw:text-box>
            <text:p><text:span text:style-name="T3">OUT+</text:span></text:p>
          </draw:text-box>
        </draw:frame>
        <draw:frame draw:style-name="gr10" draw:text-style-name="P10" draw:layer="layout" svg:width="0.56cm" svg:height="0.34cm" svg:x="13.15cm" svg:y="3.85cm">
          <draw:text-box>
            <text:p><text:span text:style-name="T3">OUT-</text:span></text:p>
          </draw:text-box>
        </draw:frame>
        <draw:frame draw:style-name="gr10" draw:text-style-name="P10" draw:layer="layout" svg:width="0.34cm" svg:height="0.34cm" svg:x="13.3cm" svg:y="5.774cm">
          <draw:text-box>
            <text:p><text:span text:style-name="T3">0V</text:span></text:p>
          </draw:text-box>
        </draw:frame>
        <draw:frame draw:style-name="gr10" draw:text-style-name="P10" draw:layer="layout" svg:width="0.34cm" svg:height="0.34cm" svg:x="13.3cm" svg:y="6.9cm">
          <draw:text-box>
            <text:p><text:span text:style-name="T3">0V</text:span></text:p>
          </draw:text-box>
        </draw:frame>
        <draw:rect draw:style-name="gr31" draw:text-style-name="P4" draw:layer="layout" svg:width="1.8cm" svg:height="0.5cm" svg:x="6.6cm" svg:y="8.4cm">
          <text:p/>
        </draw:rect>
        <draw:frame draw:style-name="gr32" draw:text-style-name="P22" draw:layer="layout" svg:width="1.6cm" svg:height="0.3cm" svg:x="6.7cm" svg:y="8.5cm">
          <draw:text-box>
            <text:p><text:span text:style-name="T7">Block <text:s/>2IO</text:span></text:p>
          </draw:text-box>
        </draw:frame>
        <draw:frame draw:style-name="gr32" draw:text-style-name="P22" draw:layer="layout" svg:width="0.5cm" svg:height="0.3cm" svg:x="7cm" svg:y="6.05cm">
          <draw:text-box>
            <text:p><text:span text:style-name="T7">J5</text:span></text:p>
          </draw:text-box>
        </draw:frame>
        <draw:frame draw:style-name="gr32" draw:text-style-name="P22" draw:layer="layout" svg:width="0.5cm" svg:height="0.3cm" svg:x="9.3cm" svg:y="6.05cm">
          <draw:text-box>
            <text:p><text:span text:style-name="T7">J4</text:span></text:p>
          </draw:text-box>
        </draw:frame>
        <draw:frame draw:style-name="gr32" draw:text-style-name="P22" draw:layer="layout" svg:width="0.5cm" svg:height="0.3cm" svg:x="10.5cm" svg:y="8.45cm">
          <draw:text-box>
            <text:p><text:span text:style-name="T7">J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1T18:50:26.420211400</dc:date>
    <meta:editing-duration>P1DT7H38M23S</meta:editing-duration>
    <meta:editing-cycles>138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108"/>
  </office:meta>
</office:document-meta>
</file>